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open_rad_detector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open-radiation-detector/Detector_PCB_1.0/open_rad_detector.sch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roduct ID</text:p>
          </table:table-cell>
          <table:table-cell table:style-name="ce1" office:value-type="string" calcext:value-type="string">
            <text:p>Provider</text:p>
          </table:table-cell>
          <table:table-cell table:style-name="ce3" office:value-type="string" calcext:value-type="string">
            <text:p>€/pc (17 oct 20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Z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zzer</text:p>
          </table:table-cell>
          <table:table-cell office:value-type="string" calcext:value-type="string">
            <text:p>Buzzer, polar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1, C3, C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1206V106ZXQTW1BC</text:p>
          </table:table-cell>
          <table:table-cell office:value-type="string" calcext:value-type="string">
            <text:p><text:a xlink:href="http://www.mouser.es/ProductDetail/Vishay-Vitramon/VJ1206V106ZXQTW1BC/?qs=DuJGCc1rRdTfUSwbrOLWgg" xlink:type="simple">http://www.mouser.es/ProductDetail/Vishay-Vitramon/VJ1206V106ZXQTW1BC/?qs=DuJGCc1rRdTfUSwbrOLWgg</text:a>==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VJ0805Y104JXXAC</text:p>
          </table:table-cell>
          <table:table-cell office:value-type="string" calcext:value-type="string">
            <text:p><text:a xlink:href="http://www.mouser.es/ProductDetail/Vishay/VJ0805Y104JXXAC/?qs=%2Fha2pyFaduhF2nQ94KIYvbr7HECSzlgHhUvG0Weymxx3QDZmpJGQdw%3D%3D" xlink:type="simple">http://www.mouser.es/ProductDetail/Vishay/VJ0805Y104JXXAC/?qs=%2fha2pyFaduhF2nQ94KIYvbr7HECSzlgHhUvG0Weymxx3QDZmpJGQdw%3d%3d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AVX</text:p>
          </table:table-cell>
          <table:table-cell table:style-name="ce2" office:value-type="string" calcext:value-type="string">
            <text:p>SD1206S040S0R5</text:p>
          </table:table-cell>
          <table:table-cell office:value-type="string" calcext:value-type="string">
            <text:p><text:a xlink:href="http://www.mouser.es/ProductDetail/AVX/SD1206S040S0R5/?qs=sGAEpiMZZMtQ8nqTKtFS%2FB%252bvZQIExTNL4E3EtsPoNe8%3D" xlink:type="simple">http://www.mouser.es/ProductDetail/AVX/SD1206S040S0R5/?qs=sGAEpiMZZMtQ8nqTKtFS%2fB%252bvZQIExTNL4E3EtsPoNe8%3d</text:a> </text:p>
          </table:table-cell>
          <table:table-cell office:value-type="float" office:value="0.349" calcext:value-type="float">
            <text:p>0,349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, D5, D8, D10, D4, D6, D9, D11, D7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 generic</text:p>
          </table:table-cell>
          <table:table-cell office:value-type="string" calcext:value-type="string">
            <text:p>Lite-On</text:p>
          </table:table-cell>
          <table:table-cell table:style-name="ce2" office:value-type="string" calcext:value-type="string">
            <text:p>LTST-C150GKT</text:p>
          </table:table-cell>
          <table:table-cell office:value-type="string" calcext:value-type="string">
            <text:p><text:a xlink:href="https://www.mouser.es/ProductDetail/Lite-On/LTST-C150GKT/?qs=sGAEpiMZZMseGfSY3csMke%2FnParZqv6aa7nN5OY2060%3D" xlink:type="simple">https://www.mouser.es/ProductDetail/Lite-On/LTST-C150GKT/?qs=sGAEpiMZZMseGfSY3csMke%2fnParZqv6aa7nN5OY2060%3d</text:a> </text:p>
          </table:table-cell>
          <table:table-cell office:value-type="float" office:value="0.315" calcext:value-type="float">
            <text:p>0,31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914V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er_Shield</text:p>
          </table:table-cell>
          <table:table-cell office:value-type="string" calcext:value-type="string">
            <text:p>RF_Shield_One_Piece</text:p>
          </table:table-cell>
          <table:table-cell office:value-type="string" calcext:value-type="string">
            <text:p>One-Piece EMI RF Shielding Cabinet</text:p>
          </table:table-cell>
          <table:table-cell office:value-type="string" calcext:value-type="string">
            <text:p>Laird</text:p>
          </table:table-cell>
          <table:table-cell table:style-name="ce2" office:value-type="string" calcext:value-type="string">
            <text:p>BMI-S-107</text:p>
          </table:table-cell>
          <table:table-cell office:value-type="string" calcext:value-type="string">
            <text:p><text:a xlink:href="http://www.mouser.es/ProductDetail/Laird/BMI-S-107/?qs=5UmOb8GQ3yLqc%2FnmGxIDzQ%3D%3D" xlink:type="simple">http://www.mouser.es/ProductDetail/Laird/BMI-S-107/?qs=5UmOb8GQ3yLqc%2FnmGxIDzQ%3D%3D</text:a> </text:p>
          </table:table-cell>
          <table:table-cell office:value-type="float" office:value="3.9" calcext:value-type="float">
            <text:p>3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</text:p>
          </table:table-cell>
          <table:table-cell office:value-type="string" calcext:value-type="string">
            <text:p>AVX</text:p>
          </table:table-cell>
          <table:table-cell table:style-name="ce2" office:value-type="float" office:value="709176001511006" calcext:value-type="float">
            <text:p>709176001511006</text:p>
          </table:table-cell>
          <table:table-cell office:value-type="string" calcext:value-type="string">
            <text:p><text:a xlink:href="http://www.mouser.es/Search/ProductDetail.aspx?R=709176001511006virtualkey58120000virtualkey581-709176001511006" xlink:type="simple">http://www.mouser.es/Search/ProductDetail.aspx?R=709176001511006virtualkey58120000virtualkey581-709176001511006</text:a> 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Another option:</text:p>
          </table:table-cell>
          <table:table-cell office:value-type="string" calcext:value-type="string">
            <text:p>Mill-Max</text:p>
          </table:table-cell>
          <table:table-cell office:value-type="string" calcext:value-type="string">
            <text:p><text:a xlink:href="http://www.mouser.es/Search/ProductDetail.aspx?R=1944-0-00-15-00-00-03-0virtualkey57510000virtualkey575-1944000150000030" xlink:type="simple">http://www.mouser.es/Search/ProductDetail.aspx?R=1944-0-00-15-00-00-03-0virtualkey57510000virtualkey575-1944000150000030</text:a> </text:p>
          </table:table-cell>
          <table:table-cell office:value-type="string" calcext:value-type="string">
            <text:p>1944-0-00-15-00-00-03-0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MT734</text:p>
          </table:table-cell>
          <table:table-cell office:value-type="string" calcext:value-type="string">
            <text:p>BC858</text:p>
          </table:table-cell>
          <table:table-cell office:value-type="string" calcext:value-type="string">
            <text:p>45V Vce, 0.8A Ic, PNP, SOT-23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FMMT734</text:p>
          </table:table-cell>
          <table:table-cell office:value-type="string" calcext:value-type="string">
            <text:p><text:a xlink:href="http://www.mouser.es/ProductDetail/Diodes-Incorporated/FMMT734TA/?qs=%2Fha2pyFadug6uTT9Cq2guAtmPmC%252buw3ieNAGuXKYi7Y%3D" xlink:type="simple">http://www.mouser.es/ProductDetail/Diodes-Incorporated/FMMT734TA/?qs=%2fha2pyFadug6uTT9Cq2guAtmPmC%252buw3ieNAGuXKYi7Y%3d</text:a> </text:p>
          </table:table-cell>
          <table:table-cell office:value-type="float" office:value="0.476" calcext:value-type="float">
            <text:p>0,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CRCW120610M0FKEA</text:p>
          </table:table-cell>
          <table:table-cell office:value-type="string" calcext:value-type="string">
            <text:p><text:a xlink:href="http://www.mouser.es/ProductDetail/Vishay/CRCW120610M0FKEA/?qs=sGAEpiMZZMu61qfTUdNhG2DpbjADlD3G4GlZK7F654o%3D" xlink:type="simple">http://www.mouser.es/ProductDetail/Vishay/CRCW120610M0FKEA/?qs=sGAEpiMZZMu61qfTUdNhG2DpbjADlD3G4GlZK7F654o%3d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Vishay</text:p>
          </table:table-cell>
          <table:table-cell table:style-name="ce2" office:value-type="string" calcext:value-type="string">
            <text:p>CRCW08051K00FKEA</text:p>
          </table:table-cell>
          <table:table-cell office:value-type="string" calcext:value-type="string">
            <text:p><text:a xlink:href="http://www.mouser.es/ProductDetail/Vishay/CRCW08051K00FKEA/?qs=sGAEpiMZZMu61qfTUdNhG2DpbjADlD3GcHbGwBGgzyI%3D" xlink:type="simple">http://www.mouser.es/ProductDetail/Vishay/CRCW08051K00FKEA/?qs=sGAEpiMZZMu61qfTUdNhG2DpbjADlD3GcHbGwBGgzyI%3d</text:a> 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(any other compatible is O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u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ot placed (use to tune amplifier offset if needed)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F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Piher</text:p>
          </table:table-cell>
          <table:table-cell table:style-name="ce2" office:value-type="string" calcext:value-type="string">
            <text:p>PT10MV10-104A2020</text:p>
          </table:table-cell>
          <table:table-cell office:value-type="string" calcext:value-type="string">
            <text:p><text:a xlink:href="http://www.mouser.es/Search/ProductDetail.aspx?R=PT10MV10-104A2020virtualkey53100000virtualkey531-PT10MV100K" xlink:type="simple">http://www.mouser.es/Search/ProductDetail.aspx?R=PT10MV10-104A2020virtualkey53100000virtualkey531-PT10MV100K</text:a> </text:p>
          </table:table-cell>
          <table:table-cell office:value-type="float" office:value="0.518" calcext:value-type="float">
            <text:p>0,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C&amp;K Components</text:p>
          </table:table-cell>
          <table:table-cell table:style-name="ce2" office:value-type="string" calcext:value-type="string">
            <text:p>JS202011SCQN</text:p>
          </table:table-cell>
          <table:table-cell office:value-type="string" calcext:value-type="string">
            <text:p><text:a xlink:href="http://www.mouser.es/ProductDetail/CK-Components/JS202011SCQN/?qs=sGAEpiMZZMtHXLepoqNyVVoF19TbJQED2X%252bXJwW5kR8%3D" xlink:type="simple">http://www.mouser.es/ProductDetail/CK-Components/JS202011SCQN/?qs=sGAEpiMZZMtHXLepoqNyVVoF19TbJQED2X%252bXJwW5kR8%3d</text:a> </text:p>
          </table:table-cell>
          <table:table-cell office:value-type="float" office:value="0.374" calcext:value-type="float">
            <text:p>0,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C&amp;K Components</text:p>
          </table:table-cell>
          <table:table-cell table:style-name="ce2" office:value-type="string" calcext:value-type="string">
            <text:p>JS202011SCQN</text:p>
          </table:table-cell>
          <table:table-cell office:value-type="string" calcext:value-type="string">
            <text:p><text:a xlink:href="http://www.mouser.es/ProductDetail/CK-Components/JS202011SCQN/?qs=sGAEpiMZZMtHXLepoqNyVVoF19TbJQED2X%252bXJwW5kR8%3D" xlink:type="simple">http://www.mouser.es/ProductDetail/CK-Components/JS202011SCQN/?qs=sGAEpiMZZMtHXLepoqNyVVoF19TbJQED2X%252bXJwW5kR8%3d</text:a> </text:p>
          </table:table-cell>
          <table:table-cell office:value-type="float" office:value="0.374" calcext:value-type="float">
            <text:p>0,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1117S50TR_SOT223</text:p>
          </table:table-cell>
          <table:table-cell office:value-type="string" calcext:value-type="string">
            <text:p>1A Low Dropout regulator, positive, 1.5V fixed output, SOT-223</text:p>
          </table:table-cell>
          <table:table-cell office:value-type="string" calcext:value-type="string">
            <text:p>STMicroelectronics</text:p>
          </table:table-cell>
          <table:table-cell table:style-name="ce2" office:value-type="string" calcext:value-type="string">
            <text:p>LD1117S50TR </text:p>
          </table:table-cell>
          <table:table-cell office:value-type="string" calcext:value-type="string">
            <text:p><text:a xlink:href="http://www.mouser.es/ProductDetail/STMicroelectronics/LD1117S50TR/?qs=%2Fha2pyFaduhsD4GGzefdl6WTI0qrjCYfU6sEeaF5nYQ%3D" xlink:type="simple">http://www.mouser.es/ProductDetail/STMicroelectronics/LD1117S50TR/?qs=%2fha2pyFaduhsD4GGzefdl6WTI0qrjCYfU6sEeaF5nYQ%3d</text:a> </text:p>
          </table:table-cell>
          <table:table-cell office:value-type="float" office:value="0.383" calcext:value-type="float">
            <text:p>0,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6N11</text:p>
          </table:table-cell>
          <table:table-cell office:value-type="string" calcext:value-type="string">
            <text:p>Instrumentation Amplifiers Sin, 500kHz, 800uA Gmin 10 v/v</text:p>
          </table:table-cell>
          <table:table-cell office:value-type="string" calcext:value-type="string">
            <text:p>Microchip Technology</text:p>
          </table:table-cell>
          <table:table-cell table:style-name="ce2" office:value-type="string" calcext:value-type="string">
            <text:p>MCP6N11-010E/SN </text:p>
          </table:table-cell>
          <table:table-cell office:value-type="string" calcext:value-type="string">
            <text:p><text:a xlink:href="http://www.mouser.es/ProductDetail/Microchip-Technology/MCP6N11-010E-SN/?qs=sGAEpiMZZMsxjDnzDDgGYPCqhVo3A%2FsQ" xlink:type="simple">http://www.mouser.es/ProductDetail/Microchip-Technology/MCP6N11-010E-SN/?qs=sGAEpiMZZMsxjDnzDDgGYPCqhVo3A%2fsQ</text:a> </text:p>
          </table:table-cell>
          <table:table-cell office:value-type="float" office:value="1.26" calcext:value-type="float">
            <text:p>1,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70%" style:writing-mode="lr-tb" style:print="charts drawings grid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6:05:09.737863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6:07:36.684587346</dc:date>
    <meta:editing-duration>PT7M24S</meta:editing-duration>
    <meta:editing-cycles>5</meta:editing-cycles>
    <meta:generator>LibreOffice/5.1.6.2$Linux_X86_64 LibreOffice_project/10m0$Build-2</meta:generator>
    <meta:document-statistic meta:table-count="1" meta:cell-count="184" meta:object-count="0"/>
  </office:meta>
</office:document-meta>
</file>